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family-generic="modern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861in" table:align="margins"/>
    </style:style>
    <style:style style:name="Table2.A" style:family="table-column">
      <style:table-column-properties style:column-width="1.6931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61in" table:align="margins"/>
    </style:style>
    <style:style style:name="Table5.A" style:family="table-column">
      <style:table-column-properties style:column-width="1.6931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6" style:family="table">
      <style:table-properties style:width="3.3861in" table:align="margins"/>
    </style:style>
    <style:style style:name="Table6.A" style:family="table-column">
      <style:table-column-properties style:column-width="1.6931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b2b2b2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861in" table:align="margins"/>
    </style:style>
    <style:style style:name="Table8.A" style:family="table-column">
      <style:table-column-properties style:column-width="1.6931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86d1" officeooo:paragraph-rsid="001686d1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ubtitle">
      <style:paragraph-properties fo:text-align="start" style:justify-single-word="false"/>
      <style:text-properties officeooo:rsid="002f3d08" officeooo:paragraph-rsid="002f3d08"/>
    </style:style>
    <style:style style:name="P4" style:family="paragraph" style:parent-style-name="Text_20_body">
      <style:text-properties style:font-name="Liberation Mono1" fo:font-size="10pt" style:font-size-asian="10pt" style:font-size-complex="10pt"/>
    </style:style>
    <style:style style:name="P5" style:family="paragraph" style:parent-style-name="Heading_20_1">
      <style:text-properties officeooo:rsid="002f3d08" officeooo:paragraph-rsid="002f3d08"/>
    </style:style>
    <style:style style:name="P6" style:family="paragraph" style:parent-style-name="Heading_20_1">
      <style:paragraph-properties fo:break-before="page"/>
      <style:text-properties officeooo:rsid="003d4f77" officeooo:paragraph-rsid="003d4f77"/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Table_20_Contents">
      <style:text-properties style:font-name="Liberation Mono1" fo:font-size="10pt" style:font-size-asian="10pt" style:font-size-complex="10pt"/>
    </style:style>
    <style:style style:name="P9" style:family="paragraph" style:parent-style-name="Table_20_Contents">
      <style:text-properties style:font-name="Liberation Mono1" fo:font-size="10pt" officeooo:rsid="003d4f77" officeooo:paragraph-rsid="003d4f77" style:font-size-asian="10pt" style:font-size-complex="10pt"/>
    </style:style>
    <style:style style:name="P10" style:family="paragraph" style:parent-style-name="Table_20_Contents">
      <style:text-properties style:font-name="Liberation Mono1" fo:font-size="10pt" officeooo:rsid="003d4f77" officeooo:paragraph-rsid="004292a5" style:font-size-asian="10pt" style:font-size-complex="10pt"/>
    </style:style>
    <style:style style:name="P11" style:family="paragraph" style:parent-style-name="Table_20_Contents">
      <style:text-properties style:font-name="Liberation Mono1" fo:font-size="10pt" officeooo:rsid="003d4f77" officeooo:paragraph-rsid="00555789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3febd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55578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6a74b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3febd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5578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6a74b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c00ff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c64e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b9777" style:font-size-asian="10pt" style:font-size-complex="10pt"/>
    </style:style>
    <style:style style:name="P21" style:family="paragraph" style:parent-style-name="Table_20_Contents">
      <style:text-properties style:font-name="Liberation Mono1" fo:font-size="10pt" officeooo:rsid="00403d28" officeooo:paragraph-rsid="00555789" style:font-size-asian="10pt" style:font-size-complex="10pt"/>
    </style:style>
    <style:style style:name="P22" style:family="paragraph" style:parent-style-name="Table_20_Contents">
      <style:text-properties style:font-name="Liberation Mono1" fo:font-size="10pt" officeooo:rsid="004292a5" officeooo:paragraph-rsid="0055578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1" fo:font-size="10pt" officeooo:rsid="00441320" officeooo:paragraph-rsid="0055578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1" fo:font-size="10pt" officeooo:rsid="00441320" officeooo:paragraph-rsid="005c00ff" style:font-size-asian="10pt" style:font-size-complex="10pt"/>
    </style:style>
    <style:style style:name="P25" style:family="paragraph" style:parent-style-name="Table_20_Contents">
      <style:text-properties style:font-name="Liberation Mono1" fo:font-size="10pt" officeooo:rsid="00484a43" officeooo:paragraph-rsid="00484a43" style:font-size-asian="10pt" style:font-size-complex="10pt"/>
    </style:style>
    <style:style style:name="P26" style:family="paragraph" style:parent-style-name="Table_20_Contents">
      <style:text-properties style:font-name="Liberation Mono1" fo:font-size="10pt" officeooo:rsid="00484a43" officeooo:paragraph-rsid="00555789" style:font-size-asian="10pt" style:font-size-complex="10pt"/>
    </style:style>
    <style:style style:name="P27" style:family="paragraph" style:parent-style-name="Table_20_Contents">
      <style:text-properties style:font-name="Liberation Mono1" fo:font-size="10pt" officeooo:rsid="005378ee" officeooo:paragraph-rsid="00555789" style:font-size-asian="10pt" style:font-size-complex="10pt"/>
    </style:style>
    <style:style style:name="P28" style:family="paragraph" style:parent-style-name="Table_20_Contents">
      <style:text-properties style:font-name="Liberation Mono1" fo:font-size="10pt" officeooo:paragraph-rsid="00555789" style:font-size-asian="10pt" style:font-size-complex="10pt"/>
    </style:style>
    <style:style style:name="P29" style:family="paragraph" style:parent-style-name="Table_20_Contents">
      <style:text-properties style:font-name="Liberation Mono1" fo:font-size="10pt" officeooo:rsid="00575331" officeooo:paragraph-rsid="00575331" style:font-size-asian="10pt" style:font-size-complex="10pt"/>
    </style:style>
    <style:style style:name="P30" style:family="paragraph" style:parent-style-name="Table_20_Contents">
      <style:text-properties style:font-name="Liberation Mono1" fo:font-size="10pt" officeooo:rsid="00575331" officeooo:paragraph-rsid="005b9777" style:font-size-asian="10pt" style:font-size-complex="10pt"/>
    </style:style>
    <style:style style:name="P31" style:family="paragraph" style:parent-style-name="Table_20_Contents">
      <style:text-properties style:font-name="Liberation Mono1" fo:font-size="10pt" officeooo:paragraph-rsid="005b9777" style:font-size-asian="10pt" style:font-size-complex="10pt"/>
    </style:style>
    <style:style style:name="P32" style:family="paragraph" style:parent-style-name="Table_20_Contents">
      <style:text-properties style:font-name="Liberation Mono1" fo:font-size="10pt" officeooo:rsid="005b9777" officeooo:paragraph-rsid="005c00ff" style:font-size-asian="10pt" style:font-size-complex="10pt"/>
    </style:style>
    <style:style style:name="P33" style:family="paragraph" style:parent-style-name="Table_20_Contents">
      <style:text-properties style:font-name="Liberation Mono1" fo:font-size="10pt" officeooo:rsid="005c00ff" officeooo:paragraph-rsid="005c00ff" style:font-size-asian="10pt" style:font-size-complex="10pt"/>
    </style:style>
    <style:style style:name="P34" style:family="paragraph" style:parent-style-name="Table_20_Contents">
      <style:text-properties style:font-name="Liberation Mono1" fo:font-size="10pt" officeooo:rsid="0060a740" officeooo:paragraph-rsid="005c64e6" style:font-size-asian="10pt" style:font-size-complex="10pt"/>
    </style:style>
    <style:style style:name="P35" style:family="paragraph" style:parent-style-name="Table_20_Contents">
      <style:text-properties style:font-name="Liberation Mono1" fo:font-size="10pt" officeooo:paragraph-rsid="0060a740" style:font-size-asian="10pt" style:font-size-complex="10pt"/>
    </style:style>
    <style:style style:name="P36" style:family="paragraph" style:parent-style-name="Table_20_Contents">
      <style:text-properties style:font-name="Liberation Mono1" fo:font-size="10pt" officeooo:rsid="00633edd" officeooo:paragraph-rsid="00633edd" style:font-size-asian="10pt" style:font-size-complex="10pt"/>
    </style:style>
    <style:style style:name="P37" style:family="paragraph" style:parent-style-name="Table_20_Contents">
      <style:text-properties style:font-name="Liberation Mono1" fo:font-size="10pt" officeooo:rsid="0066fdd8" officeooo:paragraph-rsid="0066fdd8" style:font-size-asian="10pt" style:font-size-complex="10pt"/>
    </style:style>
    <style:style style:name="P38" style:family="paragraph" style:parent-style-name="Table_20_Contents">
      <style:text-properties style:font-name="Liberation Mono1" fo:font-size="10pt" officeooo:rsid="0068287c" officeooo:paragraph-rsid="006828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3febd6" style:font-size-asian="8.75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3d4f77" style:font-size-asian="8.75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6a74b3" style:font-size-asian="8.75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555789" style:font-size-asian="8.75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1" fo:font-size="10pt" officeooo:rsid="003d4f77" officeooo:paragraph-rsid="005c00ff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1" fo:font-size="10pt" officeooo:rsid="003e7688" officeooo:paragraph-rsid="003febd6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1" fo:font-size="10pt" officeooo:rsid="003e7688" officeooo:paragraph-rsid="00555789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1" fo:font-size="10pt" officeooo:rsid="003e7688" officeooo:paragraph-rsid="006a74b3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1" fo:font-size="10pt" officeooo:rsid="003e7688" officeooo:paragraph-rsid="005c00ff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3febd6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55789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6a74b3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1" fo:font-size="10pt" officeooo:rsid="003febd6" officeooo:paragraph-rsid="005c00ff" style:font-size-asian="8.75pt" style:font-size-complex="10pt"/>
    </style:style>
    <style:style style:name="P52" style:family="paragraph" style:parent-style-name="Table_20_Contents">
      <style:text-properties style:font-name="Liberation Mono1" fo:font-size="10pt" officeooo:rsid="005e90b8" officeooo:paragraph-rsid="005e90b8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d4f77" officeooo:paragraph-rsid="0055578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d4f77" officeooo:paragraph-rsid="005c00ff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febd6" officeooo:paragraph-rsid="0055578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febd6" officeooo:paragraph-rsid="005c00ff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d4f77" officeooo:paragraph-rsid="00555789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d4f77" officeooo:paragraph-rsid="005c00ff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febd6" officeooo:paragraph-rsid="00555789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febd6" officeooo:paragraph-rsid="005c00ff" style:font-size-asian="8.75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e7688" officeooo:paragraph-rsid="00555789" style:font-size-asian="8.75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Liberation Mono1" fo:font-size="10pt" officeooo:rsid="003e7688" officeooo:paragraph-rsid="005c00ff" style:font-size-asian="8.75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paragraph-rsid="00555789"/>
    </style:style>
    <style:style style:name="P6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paragraph-rsid="005c00ff"/>
    </style:style>
    <style:style style:name="P65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1" fo:font-size="10pt" officeooo:rsid="003d4f77" officeooo:paragraph-rsid="003d4f77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1" fo:font-size="10pt" officeooo:rsid="003febd6" officeooo:paragraph-rsid="003febd6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1" fo:font-size="10pt" officeooo:rsid="0049bf99" officeooo:paragraph-rsid="0049bf99" style:font-size-asian="10pt" style:font-size-complex="10pt"/>
    </style:style>
    <style:style style:name="P68" style:family="paragraph" style:parent-style-name="Table_20_Contents">
      <style:text-properties style:text-line-through-style="none" style:text-line-through-type="none" style:font-name="Liberation Mono1" fo:font-size="10pt" officeooo:paragraph-rsid="005c64e6" style:font-size-asian="10pt" style:font-size-complex="10pt"/>
    </style:style>
    <style:style style:name="P69" style:family="paragraph" style:parent-style-name="Table_20_Contents">
      <style:text-properties style:text-line-through-style="none" style:text-line-through-type="none" style:font-name="Liberation Mono1" fo:font-size="10pt" officeooo:rsid="0060a740" officeooo:paragraph-rsid="0068287c" style:font-size-asian="10pt" style:font-size-complex="10pt"/>
    </style:style>
    <style:style style:name="P70" style:family="paragraph" style:parent-style-name="Table_20_Contents">
      <style:text-properties fo:color="#800000" style:text-underline-style="solid" style:text-underline-width="auto" style:text-underline-color="font-color" fo:font-weight="normal" style:font-weight-asian="normal" style:font-weight-complex="normal"/>
    </style:style>
    <style:style style:name="P71" style:family="paragraph" style:parent-style-name="Table_20_Contents">
      <style:text-properties fo:color="#800000" style:text-underline-style="solid" style:text-underline-width="auto" style:text-underline-color="font-color" officeooo:paragraph-rsid="00555789"/>
    </style:style>
    <style:style style:name="P72" style:family="paragraph" style:parent-style-name="Table_20_Contents">
      <style:paragraph-properties fo:text-align="center" style:justify-single-word="false"/>
      <style:text-properties officeooo:paragraph-rsid="003febd6"/>
    </style:style>
    <style:style style:name="P73" style:family="paragraph" style:parent-style-name="Table_20_Contents">
      <style:paragraph-properties fo:text-align="center" style:justify-single-word="false"/>
      <style:text-properties officeooo:paragraph-rsid="00555789"/>
    </style:style>
    <style:style style:name="P74" style:family="paragraph" style:parent-style-name="Table_20_Contents">
      <style:paragraph-properties fo:text-align="center" style:justify-single-word="false"/>
      <style:text-properties officeooo:paragraph-rsid="006a74b3"/>
    </style:style>
    <style:style style:name="P75" style:family="paragraph" style:parent-style-name="Table_20_Contents">
      <style:paragraph-properties fo:text-align="center" style:justify-single-word="false"/>
      <style:text-properties officeooo:paragraph-rsid="005c00ff"/>
    </style:style>
    <style:style style:name="P76" style:family="paragraph" style:parent-style-name="Preformatted_20_Text">
      <style:paragraph-properties fo:line-height="150%"/>
      <style:text-properties style:font-name="Liberation Mono1" fo:font-size="10pt" fo:font-weight="normal" officeooo:rsid="0017fde8" style:font-size-asian="10pt" style:font-weight-asian="normal" style:font-size-complex="10pt" style:font-weight-complex="normal"/>
    </style:style>
    <style:style style:name="P77" style:family="paragraph" style:parent-style-name="Table_20_Heading">
      <style:text-properties officeooo:rsid="00403d28" officeooo:paragraph-rsid="00403d28"/>
    </style:style>
    <style:style style:name="P78" style:family="paragraph" style:parent-style-name="Table_20_Heading">
      <style:paragraph-properties fo:text-align="center" style:justify-single-word="false"/>
      <style:text-properties officeooo:rsid="00403d28" officeooo:paragraph-rsid="00403d28"/>
    </style:style>
    <style:style style:name="P79" style:family="paragraph" style:parent-style-name="Table_20_Heading">
      <style:text-properties officeooo:rsid="00555789"/>
    </style:style>
    <style:style style:name="P80" style:family="paragraph" style:parent-style-name="Table_20_Heading">
      <style:paragraph-properties fo:text-align="center" style:justify-single-word="false"/>
      <style:text-properties officeooo:rsid="00555789" officeooo:paragraph-rsid="00555789"/>
    </style:style>
    <style:style style:name="P81" style:family="paragraph" style:parent-style-name="Table_20_Heading">
      <style:text-properties officeooo:rsid="0069e7fa" officeooo:paragraph-rsid="0069e7fa"/>
    </style:style>
    <style:style style:name="P82" style:family="paragraph" style:parent-style-name="Table_20_Heading">
      <style:paragraph-properties fo:text-align="center" style:justify-single-word="false"/>
      <style:text-properties officeooo:rsid="0069e7fa" officeooo:paragraph-rsid="0069e7fa"/>
    </style:style>
    <style:style style:name="P83" style:family="paragraph" style:parent-style-name="Standard">
      <style:paragraph-properties fo:line-height="0.2in"/>
      <style:text-properties style:font-name="Liberation Mono1" fo:font-size="10pt" style:font-size-asian="10pt" style:font-size-complex="10pt"/>
    </style:style>
    <style:style style:name="P84" style:family="paragraph" style:parent-style-name="Standard">
      <style:paragraph-properties fo:line-height="0.2in"/>
      <style:text-properties style:font-name="Liberation Mono1" fo:font-size="10pt" officeooo:paragraph-rsid="00399a88" style:font-size-asian="10pt" style:font-size-complex="10pt"/>
    </style:style>
    <style:style style:name="P85" style:family="paragraph" style:parent-style-name="Standard">
      <style:paragraph-properties fo:line-height="0.2in"/>
      <style:text-properties style:font-name="Liberation Mono1" fo:font-size="10pt" officeooo:paragraph-rsid="00581c3d" style:font-size-asian="10pt" style:font-size-complex="10pt"/>
    </style:style>
    <style:style style:name="P86" style:family="paragraph" style:parent-style-name="Standard">
      <style:paragraph-properties fo:line-height="0.2in"/>
      <style:text-properties style:font-name="Liberation Mono1" fo:font-size="10pt" officeooo:paragraph-rsid="005c64e6" style:font-size-asian="10pt" style:font-size-complex="10pt"/>
    </style:style>
    <style:style style:name="P87" style:family="paragraph" style:parent-style-name="Standard">
      <style:paragraph-properties fo:line-height="0.2in"/>
      <style:text-properties style:font-name="Liberation Mono1" fo:font-size="10pt" officeooo:paragraph-rsid="006eac0d" style:font-size-asian="10pt" style:font-size-complex="10pt"/>
    </style:style>
    <style:style style:name="P88" style:family="paragraph" style:parent-style-name="Standard">
      <style:paragraph-properties fo:line-height="0.2in"/>
      <style:text-properties style:font-name="Liberation Mono1" fo:font-size="10pt" officeooo:paragraph-rsid="0072379a" style:font-size-asian="10pt" style:font-size-complex="10pt"/>
    </style:style>
    <style:style style:name="P89" style:family="paragraph" style:parent-style-name="Standard">
      <style:paragraph-properties fo:line-height="0.2in"/>
      <style:text-properties style:font-name="Liberation Mono1" fo:font-size="10pt" officeooo:rsid="006193b6" officeooo:paragraph-rsid="006193b6" style:font-size-asian="10pt" style:font-size-complex="10pt"/>
    </style:style>
    <style:style style:name="P90" style:family="paragraph" style:parent-style-name="Standard">
      <style:paragraph-properties fo:line-height="0.2in"/>
      <style:text-properties style:font-name="Liberation Mono1" fo:font-size="10pt" fo:font-weight="normal" officeooo:rsid="00581c3d" officeooo:paragraph-rsid="00581c3d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line-height="0.2in"/>
      <style:text-properties style:font-name="Liberation Mono1" fo:font-size="10pt" fo:font-weight="normal" officeooo:rsid="00581c3d" officeooo:paragraph-rsid="005c64e6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0.2in"/>
      <style:text-properties style:font-name="Liberation Mono1" fo:font-size="10pt" fo:font-weight="normal" officeooo:rsid="006193b6" officeooo:paragraph-rsid="0073a79e" style:font-size-asian="10pt" style:font-weight-asian="normal" style:font-size-complex="10pt" style:font-weight-complex="normal"/>
    </style:style>
    <style:style style:name="P93" style:family="paragraph" style:parent-style-name="Standard">
      <style:text-properties officeooo:rsid="002ad709" officeooo:paragraph-rsid="002ad709"/>
    </style:style>
    <style:style style:name="P94" style:family="paragraph" style:parent-style-name="Standard">
      <style:text-properties officeooo:paragraph-rsid="005b9777"/>
    </style:style>
    <style:style style:name="P95" style:family="paragraph" style:parent-style-name="Text_20_body">
      <style:text-properties style:font-name="Liberation Mono1" fo:font-size="10pt" style:font-size-asian="10pt" style:font-size-complex="10pt"/>
    </style:style>
    <style:style style:name="P96" style:family="paragraph" style:parent-style-name="Text_20_body">
      <style:paragraph-properties fo:line-height="0.2in"/>
      <style:text-properties style:font-name="Liberation Mono1" fo:font-size="10pt" style:font-size-asian="10pt" style:font-size-complex="10pt"/>
    </style:style>
    <style:style style:name="P97" style:family="paragraph" style:parent-style-name="Text_20_body">
      <style:text-properties officeooo:rsid="003e7688" officeooo:paragraph-rsid="003e7688"/>
    </style:style>
    <style:style style:name="P98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style:font-size-asian="10pt" style:font-size-complex="10pt"/>
    </style:style>
    <style:style style:name="P99" style:family="paragraph" style:parent-style-name="Text_20_body">
      <style:paragraph-properties fo:margin-top="0in" fo:margin-bottom="0in" loext:contextual-spacing="false" fo:line-height="0.2in">
        <style:tab-stops>
          <style:tab-stop style:position="1.5701in"/>
        </style:tab-stops>
      </style:paragraph-properties>
      <style:text-properties style:font-name="Liberation Mono1" fo:font-size="10pt" style:font-size-asian="10pt" style:font-size-complex="10pt"/>
    </style:style>
    <style:style style:name="P100" style:family="paragraph" style:parent-style-name="Text_20_body">
      <style:paragraph-properties fo:margin-top="0in" fo:margin-bottom="0in" loext:contextual-spacing="false" fo:line-height="0.2in">
        <style:tab-stops>
          <style:tab-stop style:position="1.5701in"/>
        </style:tab-stops>
      </style:paragraph-properties>
      <style:text-properties style:font-name="Liberation Mono1" fo:font-size="10pt" officeooo:paragraph-rsid="0075e797" style:font-size-asian="10pt" style:font-size-complex="10pt"/>
    </style:style>
    <style:style style:name="P101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officeooo:paragraph-rsid="003b51c9" style:font-size-asian="10pt" style:font-size-complex="10pt"/>
    </style:style>
    <style:style style:name="P102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officeooo:paragraph-rsid="002f79f0" style:font-size-asian="10pt" style:font-size-complex="10pt"/>
    </style:style>
    <style:style style:name="P103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officeooo:paragraph-rsid="003e7688" style:font-size-asian="10pt" style:font-size-complex="10pt"/>
    </style:style>
    <style:style style:name="P104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officeooo:paragraph-rsid="0073a79e" style:font-size-asian="10pt" style:font-size-complex="10pt"/>
    </style:style>
    <style:style style:name="P105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10pt" officeooo:paragraph-rsid="00764354" style:font-size-asian="10pt" style:font-size-complex="10pt"/>
    </style:style>
    <style:style style:name="P106" style:family="paragraph" style:parent-style-name="Heading">
      <style:paragraph-properties fo:break-before="page"/>
    </style:style>
    <style:style style:name="T1" style:family="text">
      <style:text-properties officeooo:rsid="001686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5502" style:font-weight-asian="bold" style:font-weight-complex="bold"/>
    </style:style>
    <style:style style:name="T4" style:family="text">
      <style:text-properties fo:font-weight="bold" officeooo:rsid="003c118e" style:font-weight-asian="bold" style:font-weight-complex="bold"/>
    </style:style>
    <style:style style:name="T5" style:family="text">
      <style:text-properties fo:font-weight="bold" officeooo:rsid="003d4f77" style:font-weight-asian="bold" style:font-weight-complex="bold"/>
    </style:style>
    <style:style style:name="T6" style:family="text">
      <style:text-properties fo:font-weight="bold" officeooo:rsid="003e7688" style:font-weight-asian="bold" style:font-weight-complex="bold"/>
    </style:style>
    <style:style style:name="T7" style:family="text">
      <style:text-properties fo:font-weight="bold" officeooo:rsid="00581c3d" style:font-weight-asian="bold" style:font-weight-complex="bold"/>
    </style:style>
    <style:style style:name="T8" style:family="text">
      <style:text-properties fo:font-weight="bold" officeooo:rsid="005f6c73" style:font-weight-asian="bold" style:font-weight-complex="bold"/>
    </style:style>
    <style:style style:name="T9" style:family="text">
      <style:text-properties fo:font-weight="bold" officeooo:rsid="0073a79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c118e" style:font-weight-asian="normal" style:font-weight-complex="normal"/>
    </style:style>
    <style:style style:name="T12" style:family="text">
      <style:text-properties fo:font-weight="normal" officeooo:rsid="00581c3d" style:font-weight-asian="normal" style:font-weight-complex="normal"/>
    </style:style>
    <style:style style:name="T13" style:family="text">
      <style:text-properties fo:font-weight="normal" officeooo:rsid="006cfd13" style:font-weight-asian="normal" style:font-weight-complex="normal"/>
    </style:style>
    <style:style style:name="T14" style:family="text">
      <style:text-properties fo:font-weight="normal" officeooo:rsid="00305502" style:font-weight-asian="normal" style:font-weight-complex="normal"/>
    </style:style>
    <style:style style:name="T15" style:family="text">
      <style:text-properties fo:font-weight="normal" officeooo:rsid="0072379a" style:font-weight-asian="normal" style:font-weight-complex="normal"/>
    </style:style>
    <style:style style:name="T16" style:family="text">
      <style:text-properties fo:font-weight="normal" officeooo:rsid="0073a79e" style:font-weight-asian="normal" style:font-weight-complex="normal"/>
    </style:style>
    <style:style style:name="T17" style:family="text">
      <style:text-properties officeooo:rsid="00305502"/>
    </style:style>
    <style:style style:name="T18" style:family="text">
      <style:text-properties officeooo:rsid="003233c1"/>
    </style:style>
    <style:style style:name="T19" style:family="text">
      <style:text-properties officeooo:rsid="00399a88"/>
    </style:style>
    <style:style style:name="T20" style:family="text">
      <style:text-properties officeooo:rsid="003d4f77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3e7688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style:font-name="Liberation Mono1" fo:font-size="10pt" officeooo:rsid="003febd6" style:font-size-asian="10pt" style:font-size-complex="10pt"/>
    </style:style>
    <style:style style:name="T26" style:family="text">
      <style:text-properties style:text-line-through-style="solid" style:text-line-through-type="single" style:font-size-asian="10pt"/>
    </style:style>
    <style:style style:name="T27" style:family="text">
      <style:text-properties style:text-line-through-style="solid" style:text-line-through-type="single" officeooo:rsid="003febd6"/>
    </style:style>
    <style:style style:name="T28" style:family="text">
      <style:text-properties style:text-line-through-style="solid" style:text-line-through-type="single" officeooo:rsid="005378ee"/>
    </style:style>
    <style:style style:name="T29" style:family="text">
      <style:text-properties style:text-line-through-style="solid" style:text-line-through-type="single" officeooo:rsid="004e5827"/>
    </style:style>
    <style:style style:name="T30" style:family="text">
      <style:text-properties style:text-line-through-style="solid" style:text-line-through-type="single" officeooo:rsid="0060a740"/>
    </style:style>
    <style:style style:name="T31" style:family="text">
      <style:text-properties style:text-line-through-style="solid" style:text-line-through-type="single" officeooo:rsid="00647e3b"/>
    </style:style>
    <style:style style:name="T32" style:family="text">
      <style:text-properties style:text-line-through-style="solid" style:text-line-through-type="single" officeooo:rsid="00633edd"/>
    </style:style>
    <style:style style:name="T33" style:family="text">
      <style:text-properties style:text-line-through-style="solid" style:text-line-through-type="single" officeooo:rsid="0066fdd8"/>
    </style:style>
    <style:style style:name="T34" style:family="text">
      <style:text-properties style:text-line-through-style="solid" style:text-line-through-type="single" officeooo:rsid="0068287c"/>
    </style:style>
    <style:style style:name="T35" style:family="text">
      <style:text-properties officeooo:rsid="003febd6"/>
    </style:style>
    <style:style style:name="T36" style:family="text">
      <style:text-properties style:font-name="Liberation Mono1" fo:font-size="10pt" style:font-size-asian="10pt" style:font-size-complex="10pt"/>
    </style:style>
    <style:style style:name="T37" style:family="text">
      <style:text-properties style:font-name="Liberation Mono1" fo:font-size="10pt" officeooo:rsid="003d4f77" style:font-size-asian="10pt" style:font-size-complex="10pt"/>
    </style:style>
    <style:style style:name="T38" style:family="text">
      <style:text-properties style:font-name="Liberation Mono1" fo:font-size="10pt" officeooo:rsid="003febd6" style:font-size-asian="10pt" style:font-size-complex="10pt"/>
    </style:style>
    <style:style style:name="T39" style:family="text">
      <style:text-properties style:font-name="Liberation Mono1" fo:font-size="10pt" officeooo:rsid="00405935" style:font-size-asian="10pt" style:font-size-complex="10pt"/>
    </style:style>
    <style:style style:name="T40" style:family="text">
      <style:text-properties style:font-name="Liberation Mono1" fo:font-size="10pt" officeooo:rsid="00417287" style:font-size-asian="10pt" style:font-size-complex="10pt"/>
    </style:style>
    <style:style style:name="T41" style:family="text">
      <style:text-properties style:font-name="Liberation Mono1" fo:font-size="10pt" officeooo:rsid="004292a5" style:font-size-asian="10pt" style:font-size-complex="10pt"/>
    </style:style>
    <style:style style:name="T42" style:family="text">
      <style:text-properties style:font-name="Liberation Mono1" fo:font-size="10pt" officeooo:rsid="00441320" style:font-size-asian="10pt" style:font-size-complex="10pt"/>
    </style:style>
    <style:style style:name="T43" style:family="text">
      <style:text-properties style:font-size-asian="10pt"/>
    </style:style>
    <style:style style:name="T44" style:family="text">
      <style:text-properties officeooo:rsid="003d4f77" style:font-size-asian="10pt"/>
    </style:style>
    <style:style style:name="T45" style:family="text">
      <style:text-properties officeooo:rsid="003febd6" style:font-size-asian="10pt"/>
    </style:style>
    <style:style style:name="T46" style:family="text">
      <style:text-properties officeooo:rsid="00405935" style:font-size-asian="10pt"/>
    </style:style>
    <style:style style:name="T47" style:family="text">
      <style:text-properties officeooo:rsid="00417287" style:font-size-asian="10pt"/>
    </style:style>
    <style:style style:name="T48" style:family="text">
      <style:text-properties officeooo:rsid="00441320" style:font-size-asian="10pt"/>
    </style:style>
    <style:style style:name="T49" style:family="text">
      <style:text-properties officeooo:rsid="004ebab9" style:font-size-asian="10pt"/>
    </style:style>
    <style:style style:name="T50" style:family="text">
      <style:text-properties officeooo:rsid="00405935"/>
    </style:style>
    <style:style style:name="T51" style:family="text">
      <style:text-properties officeooo:rsid="00417287"/>
    </style:style>
    <style:style style:name="T52" style:family="text">
      <style:text-properties officeooo:rsid="004292a5"/>
    </style:style>
    <style:style style:name="T53" style:family="text">
      <style:text-properties officeooo:rsid="00441320"/>
    </style:style>
    <style:style style:name="T54" style:family="text">
      <style:text-properties officeooo:rsid="0047a6b9"/>
    </style:style>
    <style:style style:name="T55" style:family="text">
      <style:text-properties officeooo:rsid="0049bf99"/>
    </style:style>
    <style:style style:name="T56" style:family="text">
      <style:text-properties style:text-line-through-style="none" style:text-line-through-type="none"/>
    </style:style>
    <style:style style:name="T57" style:family="text">
      <style:text-properties style:text-line-through-style="none" style:text-line-through-type="none" officeooo:rsid="0056029e"/>
    </style:style>
    <style:style style:name="T58" style:family="text">
      <style:text-properties style:text-line-through-style="none" style:text-line-through-type="none" officeooo:rsid="00633edd"/>
    </style:style>
    <style:style style:name="T59" style:family="text">
      <style:text-properties style:text-line-through-style="none" style:text-line-through-type="none" officeooo:rsid="00647e3b"/>
    </style:style>
    <style:style style:name="T60" style:family="text">
      <style:text-properties style:text-line-through-style="none" style:text-line-through-type="none" officeooo:rsid="0066fdd8"/>
    </style:style>
    <style:style style:name="T61" style:family="text">
      <style:text-properties style:text-line-through-style="none" style:text-line-through-type="none" officeooo:rsid="0068287c"/>
    </style:style>
    <style:style style:name="T62" style:family="text">
      <style:text-properties officeooo:rsid="004e5827"/>
    </style:style>
    <style:style style:name="T63" style:family="text">
      <style:text-properties officeooo:rsid="004ebab9"/>
    </style:style>
    <style:style style:name="T64" style:family="text">
      <style:text-properties officeooo:rsid="005378ee"/>
    </style:style>
    <style:style style:name="T65" style:family="text">
      <style:text-properties officeooo:rsid="00555789"/>
    </style:style>
    <style:style style:name="T66" style:family="text">
      <style:text-properties officeooo:rsid="0055ff86"/>
    </style:style>
    <style:style style:name="T67" style:family="text">
      <style:text-properties officeooo:rsid="00575331"/>
    </style:style>
    <style:style style:name="T68" style:family="text">
      <style:text-properties officeooo:rsid="00581c3d"/>
    </style:style>
    <style:style style:name="T69" style:family="text">
      <style:text-properties officeooo:rsid="00647e3b"/>
    </style:style>
    <style:style style:name="T70" style:family="text">
      <style:text-properties officeooo:rsid="0068287c"/>
    </style:style>
    <style:style style:name="T71" style:family="text">
      <style:text-properties officeooo:rsid="006a74b3"/>
    </style:style>
    <style:style style:name="T72" style:family="text">
      <style:text-properties officeooo:rsid="006cfd13"/>
    </style:style>
    <style:style style:name="T73" style:family="text">
      <style:text-properties officeooo:rsid="0073a79e"/>
    </style:style>
    <style:style style:name="T74" style:family="text">
      <style:text-properties officeooo:rsid="0075e797"/>
    </style:style>
    <style:style style:name="T75" style:family="text">
      <style:text-properties officeooo:rsid="00764354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mework 4</text:p>
      <text:p text:style-name="P3"><text:span text:style-name="T18">Pseudo</text:span>code</text:p>
      <text:h text:style-name="P5" text:outline-level="1">Add Record:</text:h>
      <text:p text:style-name="P99"><text:s/>1 Define a record pointer called <text:span text:style-name="T2">end</text:span>.</text:p>
      <text:p text:style-name="P100"><text:s/><text:span text:style-name="T74">2</text:span> Define a record pointer called <text:span text:style-name="T2">temp</text:span>.</text:p>
      <text:p text:style-name="P101"><text:s/><text:span text:style-name="T74">3</text:span> Copy from the <text:span text:style-name="T2">start</text:span> variable the address it's pointing to, into <text:span text:style-name="T17">variable </text:span><text:span text:style-name="T3">end</text:span>.</text:p>
      <text:p text:style-name="P98"><text:s/><text:span text:style-name="T74">4</text:span> <text:span text:style-name="T2">If</text:span> the address <text:span text:style-name="T74">stored in </text:span><text:span text:style-name="T2">end</text:span> is not <text:span text:style-name="T2">NULL</text:span>:</text:p>
      <text:p text:style-name="P98"><text:s/><text:span text:style-name="T74">5</text:span> <text:tab/><text:span text:style-name="T2">While</text:span> the next field of the record being pointed to by <text:span text:style-name="T2">end</text:span> is <text:span text:style-name="T11">not</text:span><text:span text:style-name="T4"> </text:span><text:span text:style-name="T2">NULL</text:span>:</text:p>
      <text:p text:style-name="P104"><text:s/><text:span text:style-name="T74">6</text:span> <text:s text:c="3"/><text:tab/>Copy <text:span text:style-name="T73">from </text:span>the next field of the record being pointed to by <text:span text:style-name="T2">end</text:span><text:span text:style-name="T10"> </text:span><text:span text:style-name="T16">the</text:span></text:p>
      <text:p text:style-name="P104"><text:span text:style-name="T16"><text:tab/><text:tab/>address being pointed to</text:span><text:span text:style-name="T2"> </text:span>into the <text:span text:style-name="T74">variable</text:span> <text:span text:style-name="T2">end</text:span>.</text:p>
      <text:p text:style-name="P104"><text:s/><text:span text:style-name="T74">7</text:span> Allocate space for a new record on the heap and store its address in the </text:p>
      <text:p text:style-name="P104"><text:span text:style-name="T9"><text:s text:c="3"/>t</text:span><text:span text:style-name="T2">emp</text:span>.</text:p>
      <text:p text:style-name="P103"><text:s/><text:span text:style-name="T74">8</text:span> Copy from the <text:span text:style-name="T2">uname</text:span> variable <text:span text:style-name="T23">its value into the name </text:span>field of the record</text:p>
      <text:p text:style-name="P103"><text:s text:c="3"/>pointed to by <text:span text:style-name="T2">temp</text:span>.</text:p>
      <text:p text:style-name="P103"><text:span text:style-name="T74"><text:s/>9</text:span> Copy from the <text:span text:style-name="T2">u</text:span><text:span text:style-name="T6">yob</text:span> variable <text:span text:style-name="T23">its value into the yob </text:span>field of the record</text:p>
      <text:p text:style-name="P103"><text:s text:c="3"/>pointed to by <text:span text:style-name="T2">temp</text:span>. </text:p>
      <text:p text:style-name="P103"><text:span text:style-name="T23">10</text:span> Copy from the <text:span text:style-name="T2">u</text:span><text:span text:style-name="T6">addr</text:span> variable <text:span text:style-name="T23">its value into the addr </text:span>field of the record</text:p>
      <text:p text:style-name="P103"><text:s text:c="3"/>pointed to by <text:span text:style-name="T2">temp</text:span>.</text:p>
      <text:p text:style-name="P103"><text:span text:style-name="T23">11</text:span> Copy from the <text:span text:style-name="T6">utelno</text:span> variable <text:span text:style-name="T23">its value into the telno </text:span>field of the record</text:p>
      <text:p text:style-name="P103"><text:s text:c="3"/>pointed to by <text:span text:style-name="T2">temp</text:span>. <text:s/></text:p>
      <text:p text:style-name="P102">1<text:span text:style-name="T74">2</text:span> Copy the <text:span text:style-name="T2">NULL</text:span> pointer into the next field of the record pointed to by <text:span text:style-name="T2">temp</text:span>.</text:p>
      <text:p text:style-name="P98">1<text:span text:style-name="T74">3</text:span> <text:span text:style-name="T5">I</text:span><text:span text:style-name="T2">f</text:span> <text:span text:style-name="T2">start</text:span> is pointing to <text:span text:style-name="T2">null</text:span><text:span text:style-name="T10">:</text:span></text:p>
      <text:p text:style-name="P98">1<text:span text:style-name="T74">4</text:span> <text:tab/><text:span text:style-name="T20">C</text:span>opy the address stored at <text:span text:style-name="T2">temp</text:span> into <text:span text:style-name="T2">start</text:span></text:p>
      <text:p text:style-name="P98">1<text:span text:style-name="T74">5</text:span> <text:span text:style-name="T5">E</text:span><text:span text:style-name="T2">lse if</text:span> <text:span text:style-name="T17">the next field of the record being pointed to by </text:span><text:span text:style-name="T2">start</text:span> <text:span text:style-name="T17">is</text:span> <text:span text:style-name="T3">NULL</text:span><text:span text:style-name="T14">:</text:span></text:p>
      <text:p text:style-name="P104">1<text:span text:style-name="T74">6</text:span> <text:s text:c="2"/><text:tab/><text:span text:style-name="T20">C</text:span>opy the address stored at <text:span text:style-name="T2">temp</text:span> <text:span text:style-name="T74">in</text:span>to the next field of <text:span text:style-name="T2">start</text:span>.</text:p>
      <text:p text:style-name="P98">1<text:span text:style-name="T74">7 </text:span><text:span text:style-name="T5">E</text:span><text:span text:style-name="T2">lse</text:span><text:span text:style-name="T10">:</text:span></text:p>
      <text:p text:style-name="P105">1<text:span text:style-name="T74">8</text:span> <text:s text:c="2"/><text:tab/><text:span text:style-name="T20">C</text:span>opy the address pointed to by <text:span text:style-name="T2">temp</text:span> to next field of <text:span text:style-name="T75">the record being pointed</text:span></text:p>
      <text:p text:style-name="P105"><text:span text:style-name="T75"><text:tab/>to by </text:span><text:span text:style-name="T2">end</text:span>.</text:p>
      <text:p text:style-name="P4"/>
      <text:p text:style-name="P4"/>
      <text:p text:style-name="P4"/>
      <text:p text:style-name="P76"/>
      <text:p text:style-name="P93"/>
      <text:p text:style-name="P93"/>
      <text:p text:style-name="P93"/>
      <text:p text:style-name="P93"/>
      <text:p text:style-name="P93"><text:soft-page-break/></text:p>
      <text:h text:style-name="P5" text:outline-level="1">Delete Record:</text:h>
      <text:p text:style-name="P84"><text:s/>1 Define a record pointer named <text:span text:style-name="T2">last</text:span>.</text:p>
      <text:p text:style-name="P84"><text:s/>2 Define a record pointer named <text:span text:style-name="T2">current</text:span>.</text:p>
      <text:p text:style-name="P83"><text:s/>3 Define a short named <text:span text:style-name="T2">match</text:span>.</text:p>
      <text:p text:style-name="P83"><text:s/>4 Copy the value of <text:span text:style-name="T2">0</text:span> into <text:span text:style-name="T2">match</text:span>.</text:p>
      <text:p text:style-name="P87"><text:s/>5 Copy from the <text:span text:style-name="T2">start</text:span> variable the address being pointed to into the <text:span text:style-name="T2">current</text:span></text:p>
      <text:p text:style-name="P87"><text:span text:style-name="T2"><text:s text:c="3"/></text:span>variable.</text:p>
      <text:p text:style-name="P83"><text:s/>6 <text:span text:style-name="T2">While </text:span>the address stored in <text:span text:style-name="T2">current</text:span> is <text:span text:style-name="T10">not </text:span><text:span text:style-name="T2">NULL</text:span>:</text:p>
      <text:p text:style-name="P84"><text:s/>7<text:tab/><text:span text:style-name="T2">If</text:span> the name field of the record pointed to by <text:span text:style-name="T2">current</text:span> and <text:span text:style-name="T2">uname</text:span> are equal:</text:p>
      <text:p text:style-name="P83"><text:s/>8 <text:tab/><text:tab/>Copy the value of <text:span text:style-name="T2">1</text:span> to <text:span text:style-name="T2">match</text:span>.</text:p>
      <text:p text:style-name="P85"><text:s/><text:span text:style-name="T68">9<text:tab/> <text:s text:c="4"/><text:tab/></text:span><text:span text:style-name="T7">If</text:span><text:span text:style-name="T68"> the address pointed to by </text:span><text:span text:style-name="T7">start</text:span><text:span text:style-name="T12"> and the address pointed to by</text:span></text:p>
      <text:p text:style-name="P85"><text:span text:style-name="T12"><text:tab/> <text:s text:c="3"/><text:tab/></text:span><text:span text:style-name="T7">current</text:span><text:span text:style-name="T12"> are equal:</text:span></text:p>
      <text:p text:style-name="P85"><text:span text:style-name="T68">10<text:tab/><text:tab/><text:tab/></text:span>Copy from the next field of the record pointed to by <text:span text:style-name="T2">current</text:span> <text:tab/><text:tab/> <text:s text:c="2"/><text:tab/>into the next field of the record being pointed to by <text:span text:style-name="T8">start</text:span>.</text:p>
      <text:p text:style-name="P89">11<text:tab/><text:tab/><text:span text:style-name="T2">Else:</text:span></text:p>
      <text:p text:style-name="P92">12<text:tab/><text:tab/><text:tab/>Copy from the next field of the record pointed to by <text:span text:style-name="T2">current</text:span> <text:span text:style-name="T72">the</text:span></text:p>
      <text:p text:style-name="P92"><text:span text:style-name="T72"><text:tab/><text:tab/><text:tab/>address being pointed to </text:span>into the next field of the record</text:p>
      <text:p text:style-name="P92"><text:tab/><text:tab/><text:tab/>pointed to by <text:span text:style-name="T2">last</text:span>.</text:p>
      <text:p text:style-name="P84">1<text:span text:style-name="T72">3<text:tab/></text:span>Copy from the <text:span text:style-name="T2">current</text:span> variable the address <text:span text:style-name="T19">being</text:span> pointed to into the <text:tab/><text:tab/>address pointed to by <text:span text:style-name="T2">last</text:span>.</text:p>
      <text:p text:style-name="P88">1<text:span text:style-name="T72">4</text:span> <text:s text:c="3"/>Copy from the next field of the record being pointed to by <text:span text:style-name="T2">current</text:span><text:span text:style-name="T10"> </text:span><text:span text:style-name="T16">into</text:span><text:span text:style-name="T10"> </text:span><text:span text:style-name="T13">the</text:span></text:p>
      <text:p text:style-name="P88"><text:span text:style-name="T13"><text:tab/></text:span><text:span text:style-name="T15">address being pointed to </text:span><text:span text:style-name="T16">by</text:span> <text:span text:style-name="T2">current</text:span>.</text:p>
      <text:p text:style-name="P83">1<text:span text:style-name="T72">5</text:span> <text:s text:c="3"/><text:span text:style-name="T2">If</text:span> the value of <text:span text:style-name="T2">match</text:span> is not <text:span text:style-name="T2">0</text:span>:</text:p>
      <text:p text:style-name="P86">1<text:span text:style-name="T72">6</text:span> <text:tab/><text:tab/><text:span text:style-name="T12">Delete the record whose address is in </text:span><text:span text:style-name="T7">last</text:span><text:span text:style-name="T12">.</text:span></text:p>
      <text:p text:style-name="P91">1<text:span text:style-name="T72">7</text:span><text:tab/> <text:s text:c="4"/><text:tab/>Copy the value of <text:span text:style-name="T2">0</text:span> into <text:span text:style-name="T2">match.</text:span></text:p>
      <text:p text:style-name="P90"><text:tab/> <text:s text:c="4"/></text:p>
      <text:p text:style-name="P96"/>
      <text:p text:style-name="P96"/>
      <text:p text:style-name="P96"/>
      <text:h text:style-name="P6" text:outline-level="1">Add Record Trace</text:h>
      <text:p text:style-name="Heading">Add record to empty lis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7">Stack</text:p>
          </table:table-cell>
          <table:table-cell table:style-name="Table1.B1" office:value-type="string">
            <text:p text:style-name="P78">Heap</text:p>
          </table:table-cell>
        </table:table-row>
        <table:table-row>
          <table:table-cell table:style-name="Table1.A2" office:value-type="string">
            <text:p text:style-name="P70"/>
            <text:p text:style-name="Table_20_Contents"/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9">utelno</text:p>
                </table:table-cell>
                <table:table-cell table:style-name="Table2.B1" office:value-type="string">
                  <text:p text:style-name="P9">808-271-9168</text:p>
                </table:table-cell>
              </table:table-row>
              <table:table-row>
                <table:table-cell table:style-name="Table2.A2" office:value-type="string">
                  <text:p text:style-name="P9">uyob</text:p>
                </table:table-cell>
                <table:table-cell table:style-name="Table2.B2" office:value-type="string">
                  <text:p text:style-name="P9">1980</text:p>
                </table:table-cell>
              </table:table-row>
              <table:table-row>
                <table:table-cell table:style-name="Table2.A2" office:value-type="string">
                  <text:p text:style-name="P9">uaddr</text:p>
                </table:table-cell>
                <table:table-cell table:style-name="Table2.B2" office:value-type="string">
                  <text:p text:style-name="P9">539 East 23<text:span text:style-name="T21">rd</text:span> St</text:p>
                  <text:p text:style-name="P9"/>
                  <text:p text:style-name="P10">Riverside, <text:span text:style-name="T50">IA</text:span> <text:span text:style-name="T50">Earth</text:span></text:p>
                </table:table-cell>
              </table:table-row>
              <table:table-row>
                <table:table-cell table:style-name="Table2.A2" office:value-type="string">
                  <text:p text:style-name="P9">uname</text:p>
                </table:table-cell>
                <table:table-cell table:style-name="Table2.B2" office:value-type="string">
                  <text:p text:style-name="P9">Jim Kirk</text:p>
                </table:table-cell>
              </table:table-row>
              <table:table-row>
                <table:table-cell table:style-name="Table2.A2" office:value-type="string">
                  <text:p text:style-name="P9">start</text:p>
                </table:table-cell>
                <table:table-cell table:style-name="Table2.B2" office:value-type="string">
                  <text:p text:style-name="P65"><text:span text:style-name="T24">null</text:span>,<text:span text:style-name="T35">1000</text:span></text:p>
                </table:table-cell>
              </table:table-row>
              <table:table-row>
                <table:table-cell table:style-name="Table2.A2" office:value-type="string">
                  <text:p text:style-name="P25">end</text:p>
                </table:table-cell>
                <table:table-cell table:style-name="Table2.B2" office:value-type="string">
                  <text:p text:style-name="P67"><text:span text:style-name="T24">?</text:span>,null</text:p>
                </table:table-cell>
              </table:table-row>
              <table:table-row>
                <table:table-cell table:style-name="Table2.A2" office:value-type="string">
                  <text:p text:style-name="P25">temp</text:p>
                </table:table-cell>
                <table:table-cell table:style-name="Table2.B2" office:value-type="string">
                  <text:p text:style-name="P66"><text:span text:style-name="T24">?</text:span>,<text:span text:style-name="T55">1000</text:span></text:p>
                </table:table-cell>
              </table:table-row>
            </table:table>
            <text:p text:style-name="Table_20_Contents"/>
            <text:p text:style-name="Table_20_Contents"/>
          </table:table-cell>
          <table:table-cell table:style-name="Table1.B2" office:value-type="string">
            <text:p text:style-name="P48"/>
            <text:p text:style-name="P48"/>
            <text:p text:style-name="P48"><text:s text:c="2"/>+----+</text:p>
            <text:p text:style-name="P39"><text:span text:style-name="T23"><text:s text:c="2"/>|1000|</text:span></text:p>
            <text:p text:style-name="P40">+----------------------<text:span text:style-name="T35">+</text:span></text:p>
            <text:p text:style-name="P48">| name:<text:span text:style-name="T24">?</text:span>,Jim Kirk <text:s text:c="5"/>|</text:p>
            <text:p text:style-name="P44">| <text:span text:style-name="T35">telno:</text:span><text:span text:style-name="T27">?</text:span><text:span text:style-name="T35">,</text:span><text:span text:style-name="T44">808-271-9168 </text:span><text:span text:style-name="T45">|</text:span></text:p>
            <text:p text:style-name="P48"><text:span text:style-name="T44">| </text:span><text:span text:style-name="T43">yob:</text:span><text:span text:style-name="T26">?</text:span><text:span text:style-name="T43">,1980 <text:s text:c="10"/>|</text:span></text:p>
            <text:p text:style-name="P72"><text:span text:style-name="T38">| addr:</text:span><text:span text:style-name="T25">?</text:span><text:span text:style-name="T38">,</text:span><text:span text:style-name="T37">539 East 23 St</text:span><text:span text:style-name="T38">|</text:span></text:p>
            <text:p text:style-name="P15">| <text:s text:c="21"/>|</text:p>
            <text:p text:style-name="P12"><text:span text:style-name="T35">| Riverside, IA</text:span> <text:span text:style-name="T63">Earth</text:span> <text:s/><text:span text:style-name="T35">|</text:span></text:p>
            <text:p text:style-name="P15">| next:<text:span text:style-name="T24">?</text:span>,null <text:s text:c="9"/>|</text:p>
            <text:p text:style-name="P15">+----------------------+</text:p>
          </table:table-cell>
        </table:table-row>
      </table:table>
      <text:p text:style-name="P97"/>
      <text:p text:style-name="P97"/>
      <text:p text:style-name="P106">Add record to list which has three records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9">Stack</text:p>
          </table:table-cell>
          <table:table-cell table:style-name="Table4.B1" office:value-type="string">
            <text:p text:style-name="P80">Heap</text:p>
          </table:table-cell>
        </table:table-row>
        <table:table-row>
          <table:table-cell table:style-name="Table4.A2" office:value-type="string">
            <text:p text:style-name="P71"/>
            <text:p text:style-name="P71"/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11">utelno</text:p>
                </table:table-cell>
                <table:table-cell table:style-name="Table5.B1" office:value-type="string">
                  <text:p text:style-name="P22">555-555-5555</text:p>
                </table:table-cell>
              </table:table-row>
              <table:table-row>
                <table:table-cell table:style-name="Table5.A2" office:value-type="string">
                  <text:p text:style-name="P11">uyob</text:p>
                </table:table-cell>
                <table:table-cell table:style-name="Table5.B2" office:value-type="string">
                  <text:p text:style-name="P22">2222</text:p>
                </table:table-cell>
              </table:table-row>
              <table:table-row>
                <table:table-cell table:style-name="Table5.A2" office:value-type="string">
                  <text:p text:style-name="P11">uaddr</text:p>
                </table:table-cell>
                <table:table-cell table:style-name="Table5.B2" office:value-type="string">
                  <text:p text:style-name="P11"><text:span text:style-name="T52">1701</text:span> <text:span text:style-name="T52">Enterprise DR</text:span></text:p>
                  <text:p text:style-name="P11"/>
                  <text:p text:style-name="P11"><text:span text:style-name="T52">Edinburg</text:span>, <text:span text:style-name="T52">UK</text:span> <text:span text:style-name="T50">Earth</text:span></text:p>
                </table:table-cell>
              </table:table-row>
              <table:table-row>
                <table:table-cell table:style-name="Table5.A2" office:value-type="string">
                  <text:p text:style-name="P21">uname</text:p>
                </table:table-cell>
                <table:table-cell table:style-name="Table5.B2" office:value-type="string">
                  <text:p text:style-name="P22">Monty Scott</text:p>
                </table:table-cell>
              </table:table-row>
              <table:table-row>
                <table:table-cell table:style-name="Table5.A2" office:value-type="string">
                  <text:p text:style-name="P11">start</text:p>
                </table:table-cell>
                <table:table-cell table:style-name="Table5.B2" office:value-type="string">
                  <text:p text:style-name="P22">1000</text:p>
                </table:table-cell>
              </table:table-row>
              <table:table-row>
                <table:table-cell table:style-name="Table5.A2" office:value-type="string">
                  <text:p text:style-name="P26">end</text:p>
                </table:table-cell>
                <table:table-cell table:style-name="Table5.B2" office:value-type="string">
                  <text:p text:style-name="P28"><text:span text:style-name="T24">?</text:span>,<text:span text:style-name="T29">1000</text:span><text:span text:style-name="T62">,</text:span><text:span text:style-name="T29">1001</text:span><text:span text:style-name="T62">,1010</text:span></text:p>
                </table:table-cell>
              </table:table-row>
              <table:table-row>
                <table:table-cell table:style-name="Table5.A2" office:value-type="string">
                  <text:p text:style-name="P27">temp</text:p>
                </table:table-cell>
                <table:table-cell table:style-name="Table5.B2" office:value-type="string">
                  <text:p text:style-name="P27">1011</text:p>
                </table:table-cell>
              </table:table-row>
            </table:table>
            <text:p text:style-name="P71"/>
            <text:p text:style-name="P71"/>
            <text:p text:style-name="P71"/>
          </table:table-cell>
          <table:table-cell table:style-name="Table4.B2" office:value-type="string">
            <text:p text:style-name="P41"><text:s text:c="2"/><text:span text:style-name="T71">+----+</text:span></text:p>
            <text:p text:style-name="P41"><text:s text:c="2"/><text:span text:style-name="T71">|1000|</text:span></text:p>
            <text:p text:style-name="P41">+----------------------<text:span text:style-name="T35">+</text:span></text:p>
            <text:p text:style-name="P49">| name:Jim Kirk <text:s text:c="7"/>|</text:p>
            <text:p text:style-name="P45">| <text:span text:style-name="T35">telno:</text:span><text:span text:style-name="T44">808-271-9168 <text:s text:c="2"/></text:span><text:span text:style-name="T45">|</text:span></text:p>
            <text:p text:style-name="P49"><text:span text:style-name="T44">| </text:span><text:span text:style-name="T43">yob,</text:span><text:span text:style-name="T49">2233</text:span><text:span text:style-name="T43"> <text:s text:c="12"/>|</text:span></text:p>
            <text:p text:style-name="P73"><text:span text:style-name="T38">| addr:</text:span><text:span text:style-name="T37">539 East 23 St <text:s/></text:span><text:span text:style-name="T38">|</text:span></text:p>
            <text:p text:style-name="P16"><text:span text:style-name="T65">|</text:span> <text:s text:c="21"/>|</text:p>
            <text:p text:style-name="P13"><text:span text:style-name="T65">| Riverside</text:span>, <text:span text:style-name="T63">IA</text:span> <text:span text:style-name="T63">Earth</text:span> <text:s/><text:span text:style-name="T35">|</text:span></text:p>
            <text:p text:style-name="P16">| next:<text:span text:style-name="T63">1001</text:span> <text:s text:c="11"/>|</text:p>
            <text:p text:style-name="P16">+----------------------+</text:p>
            <text:p text:style-name="P16"/>
            <text:p text:style-name="P49"><text:s text:c="2"/>+----+</text:p>
            <text:p text:style-name="P42"><text:span text:style-name="T23"><text:s text:c="2"/>|1001|</text:span></text:p>
            <text:p text:style-name="P42">+----------------------<text:span text:style-name="T35">+</text:span></text:p>
            <text:p text:style-name="P49">| name:<text:span text:style-name="T50">Spock <text:s text:c="2"/></text:span><text:s text:c="8"/>|</text:p>
            <text:p text:style-name="P45">| <text:span text:style-name="T35">telno:</text:span><text:span text:style-name="T44">808-</text:span><text:span text:style-name="T46">555</text:span><text:span text:style-name="T44">-</text:span><text:span text:style-name="T46">1701</text:span><text:span text:style-name="T44"> <text:s text:c="2"/></text:span><text:span text:style-name="T45">|</text:span></text:p>
            <text:p text:style-name="P49"><text:span text:style-name="T44">| </text:span><text:span text:style-name="T43">yob:</text:span><text:span text:style-name="T46">2230</text:span><text:span text:style-name="T43"> <text:s text:c="12"/>|</text:span></text:p>
            <text:p text:style-name="P73"><text:span text:style-name="T38">| addr:</text:span><text:span text:style-name="T39">1331 Logic WAY <text:s/></text:span><text:span text:style-name="T38">|</text:span></text:p>
            <text:p text:style-name="P16">| <text:s text:c="21"/>|</text:p>
            <text:p text:style-name="P73"><text:span text:style-name="T38">|</text:span><text:span text:style-name="T36"> Shi'Kahr, Vulcan</text:span><text:span text:style-name="T38"> </text:span><text:span text:style-name="T37"><text:s text:c="4"/></text:span><text:span text:style-name="T38">|</text:span></text:p>
            <text:p text:style-name="P16">| next:<text:span text:style-name="T50">1010</text:span> <text:s text:c="11"/>|</text:p>
            <text:p text:style-name="P16">+----------------------+</text:p>
            <text:p text:style-name="P16"/>
            <text:p text:style-name="P49"><text:s text:c="2"/>+----+</text:p>
            <text:p text:style-name="P42"><text:span text:style-name="T23"><text:s text:c="2"/>|1010|</text:span></text:p>
            <text:p text:style-name="P42">+----------------------<text:span text:style-name="T35">+</text:span></text:p>
            <text:p text:style-name="P49">| name:<text:span text:style-name="T51">Leonard McCoy MD|</text:span></text:p>
            <text:p text:style-name="P45">| <text:span text:style-name="T35">telno:</text:span><text:span text:style-name="T44">808-271-</text:span><text:span text:style-name="T47">5555</text:span><text:span text:style-name="T44"> <text:s text:c="2"/></text:span><text:span text:style-name="T45">|</text:span></text:p>
            <text:p text:style-name="P49"><text:span text:style-name="T44">| </text:span><text:span text:style-name="T43">yob:</text:span><text:span text:style-name="T47">2227</text:span><text:span text:style-name="T43"> <text:s text:c="12"/>|</text:span></text:p>
            <text:p text:style-name="P73"><text:span text:style-name="T38">| addr:</text:span><text:span text:style-name="T40">1 Sick Bay <text:s text:c="3"/></text:span><text:span text:style-name="T37"><text:s text:c="2"/></text:span><text:span text:style-name="T38">|</text:span></text:p>
            <text:p text:style-name="P16">| <text:s text:c="21"/>|</text:p>
            <text:p text:style-name="P13"><text:span text:style-name="T35">| Jackson</text:span>, <text:span text:style-name="T51">MS</text:span> <text:span text:style-name="T51">Earth</text:span> <text:s text:c="3"/><text:span text:style-name="T35">|</text:span></text:p>
            <text:p text:style-name="P16">| next:<text:span text:style-name="T28">null</text:span><text:span text:style-name="T64">,1011</text:span> <text:s text:c="6"/>|</text:p>
            <text:p text:style-name="P16">+----------------------+</text:p>
            <text:p text:style-name="P16"/>
            <text:p text:style-name="P49"><text:s text:c="2"/>+----+</text:p>
            <text:p text:style-name="P42"><text:span text:style-name="T23"><text:s text:c="2"/>|1011|</text:span></text:p>
            <text:p text:style-name="P42">+--------------------------<text:span text:style-name="T35">+</text:span></text:p>
            <text:p text:style-name="P49">| name:<text:span text:style-name="T24">?</text:span>,<text:span text:style-name="T53">Monty Scott</text:span> <text:s text:c="6"/>|</text:p>
            <text:p text:style-name="P45">| <text:span text:style-name="T35">telno:</text:span><text:span text:style-name="T27">?</text:span><text:span text:style-name="T35">,</text:span><text:span text:style-name="T48">555-555-5555 <text:s/></text:span><text:span text:style-name="T44"><text:s text:c="3"/></text:span><text:span text:style-name="T45">|</text:span></text:p>
            <text:p text:style-name="P49"><text:span text:style-name="T44">| </text:span><text:span text:style-name="T43">yob:</text:span><text:span text:style-name="T26">?</text:span><text:span text:style-name="T43">,</text:span><text:span text:style-name="T46">22</text:span><text:span text:style-name="T48">22</text:span><text:span text:style-name="T43"> <text:s text:c="14"/>|</text:span></text:p>
            <text:p text:style-name="P73"><text:span text:style-name="T38">| addr:</text:span><text:span text:style-name="T25">?</text:span><text:span text:style-name="T38">,</text:span><text:span text:style-name="T41">1701</text:span><text:span text:style-name="T37"> </text:span><text:span text:style-name="T41">Enterprise</text:span><text:span text:style-name="T42"> </text:span><text:span text:style-name="T41">DR</text:span><text:span text:style-name="T42">|</text:span></text:p>
            <text:p text:style-name="P23">| <text:s text:c="25"/>|</text:p>
            <text:p text:style-name="P73"><text:span text:style-name="T42">| </text:span><text:span text:style-name="T41">Edinburg</text:span><text:span text:style-name="T37">, </text:span><text:span text:style-name="T41">UK</text:span><text:span text:style-name="T37"> </text:span><text:span text:style-name="T39">Earth <text:s/></text:span><text:span text:style-name="T37"><text:s text:c="5"/></text:span><text:span text:style-name="T38">|</text:span></text:p>
            <text:p text:style-name="P16">| next:<text:span text:style-name="T24">?</text:span>,<text:span text:style-name="T54">null</text:span> <text:s text:c="13"/>|</text:p>
            <text:p text:style-name="P16">+--------------------------+</text:p>
          </table:table-cell>
        </table:table-row>
      </table:table>
      <text:h text:style-name="Heading_20_1" text:outline-level="1"><text:soft-page-break/>Delete Record Trace</text:h>
      <text:p text:style-name="Heading">Delete name matches <text:span text:style-name="T67">the</text:span> first record from list with 3 records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/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29">start</text:p>
                </table:table-cell>
                <table:table-cell table:style-name="Table6.B1" office:value-type="string">
                  <text:p text:style-name="P36"><text:span text:style-name="T24">1000</text:span><text:span text:style-name="T56">,1001</text:span></text:p>
                </table:table-cell>
              </table:table-row>
              <table:table-row>
                <table:table-cell table:style-name="Table6.A2" office:value-type="string">
                  <text:p text:style-name="P29">uname</text:p>
                </table:table-cell>
                <table:table-cell table:style-name="Table6.B2" office:value-type="string">
                  <text:p text:style-name="P29">Jim Kirk</text:p>
                </table:table-cell>
              </table:table-row>
              <table:table-row>
                <table:table-cell table:style-name="Table6.A2" office:value-type="string">
                  <text:p text:style-name="P29">last</text:p>
                </table:table-cell>
                <table:table-cell table:style-name="Table6.B2" office:value-type="string">
                  <text:p text:style-name="P68"><text:span text:style-name="T24">?,</text:span><text:span text:style-name="T31">1000,1001</text:span><text:span text:style-name="T69">,1010</text:span></text:p>
                </table:table-cell>
              </table:table-row>
              <table:table-row>
                <table:table-cell table:style-name="Table6.A2" office:value-type="string">
                  <text:p text:style-name="P29">current</text:p>
                </table:table-cell>
                <table:table-cell table:style-name="Table6.B2" office:value-type="string">
                  <text:p text:style-name="P35"><text:span text:style-name="T30">?,</text:span><text:span text:style-name="T32">1000,</text:span><text:span text:style-name="T31">1001,</text:span><text:span text:style-name="T33">1010</text:span><text:span text:style-name="T60">,</text:span></text:p>
                  <text:p text:style-name="P37"><text:span text:style-name="T60">n</text:span><text:span text:style-name="T56">ull</text:span></text:p>
                </table:table-cell>
              </table:table-row>
              <table:table-row>
                <table:table-cell table:style-name="Table6.A2" office:value-type="string">
                  <text:p text:style-name="P29">match</text:p>
                </table:table-cell>
                <table:table-cell table:style-name="Table6.B2" office:value-type="string">
                  <text:p text:style-name="P29"><text:span text:style-name="T30">?,</text:span><text:span text:style-name="T32">0,1</text:span><text:span text:style-name="T58">,</text:span><text:span text:style-name="T59">0</text:span></text:p>
                </table:table-cell>
              </table:table-row>
            </table:table>
            <text:p text:style-name="P8"/>
            <text:p text:style-name="P8"/>
          </table:table-cell>
          <table:table-cell table:style-name="Table3.B1" office:value-type="string">
            <text:p text:style-name="P57"><text:s text:c="2"/><text:span text:style-name="T66">+----+</text:span></text:p>
            <text:p text:style-name="P57"><text:s text:c="2"/><text:span text:style-name="T66">|1000|</text:span></text:p>
            <text:p text:style-name="P57">+----------------------<text:span text:style-name="T35">+</text:span></text:p>
            <text:p text:style-name="P59">| name:Jim Kirk <text:s text:c="7"/>|</text:p>
            <text:p text:style-name="P61">| <text:span text:style-name="T35">telno:</text:span><text:span text:style-name="T44">808-271-9168 <text:s text:c="2"/></text:span><text:span text:style-name="T45">|</text:span></text:p>
            <text:p text:style-name="P59"><text:span text:style-name="T44">| </text:span><text:span text:style-name="T43">yob,</text:span><text:span text:style-name="T49">2233</text:span><text:span text:style-name="T43"> <text:s text:c="12"/>|</text:span></text:p>
            <text:p text:style-name="P63"><text:span text:style-name="T38">| addr:</text:span><text:span text:style-name="T37">539 East 23 St <text:s/></text:span><text:span text:style-name="T38">|</text:span></text:p>
            <text:p text:style-name="P55"><text:span text:style-name="T65">|</text:span> <text:s text:c="21"/>|</text:p>
            <text:p text:style-name="P53"><text:span text:style-name="T65">| Riverside</text:span>, <text:span text:style-name="T63">IA</text:span> <text:span text:style-name="T63">Earth</text:span> <text:s/><text:span text:style-name="T35">|</text:span></text:p>
            <text:p text:style-name="P55">| next:<text:span text:style-name="T63">1001</text:span> <text:s text:c="11"/>|</text:p>
            <text:p text:style-name="P55">+----------------------+</text:p>
            <text:p text:style-name="P55"/>
            <text:p text:style-name="P49"><text:s text:c="2"/>+----+</text:p>
            <text:p text:style-name="P42"><text:span text:style-name="T23"><text:s text:c="2"/>|1001|</text:span></text:p>
            <text:p text:style-name="P42">+----------------------<text:span text:style-name="T35">+</text:span></text:p>
            <text:p text:style-name="P49">| name:<text:span text:style-name="T50">Spock <text:s text:c="2"/></text:span><text:s text:c="8"/>|</text:p>
            <text:p text:style-name="P45">| <text:span text:style-name="T35">telno:</text:span><text:span text:style-name="T44">808-</text:span><text:span text:style-name="T46">555</text:span><text:span text:style-name="T44">-</text:span><text:span text:style-name="T46">1701</text:span><text:span text:style-name="T44"> <text:s text:c="2"/></text:span><text:span text:style-name="T45">|</text:span></text:p>
            <text:p text:style-name="P49"><text:span text:style-name="T44">| </text:span><text:span text:style-name="T43">yob:</text:span><text:span text:style-name="T46">2230</text:span><text:span text:style-name="T43"> <text:s text:c="12"/>|</text:span></text:p>
            <text:p text:style-name="P73"><text:span text:style-name="T38">| addr:</text:span><text:span text:style-name="T39">1331 Logic WAY <text:s/></text:span><text:span text:style-name="T38">|</text:span></text:p>
            <text:p text:style-name="P16">| <text:s text:c="21"/>|</text:p>
            <text:p text:style-name="P73"><text:span text:style-name="T38">|</text:span><text:span text:style-name="T36"> Shi'Kahr, Vulcan</text:span><text:span text:style-name="T38"> </text:span><text:span text:style-name="T37"><text:s text:c="4"/></text:span><text:span text:style-name="T38">|</text:span></text:p>
            <text:p text:style-name="P16">| next:<text:span text:style-name="T50">1010</text:span> <text:s text:c="11"/>|</text:p>
            <text:p text:style-name="P16">+----------------------+</text:p>
            <text:p text:style-name="P16"/>
            <text:p text:style-name="P49"><text:s text:c="2"/>+----+</text:p>
            <text:p text:style-name="P42"><text:span text:style-name="T23"><text:s text:c="2"/>|1010|</text:span></text:p>
            <text:p text:style-name="P42">+----------------------<text:span text:style-name="T35">+</text:span></text:p>
            <text:p text:style-name="P49">| name:<text:span text:style-name="T51">Leonard McCoy MD|</text:span></text:p>
            <text:p text:style-name="P45">| <text:span text:style-name="T35">telno:</text:span><text:span text:style-name="T44">808-271-</text:span><text:span text:style-name="T47">5555</text:span><text:span text:style-name="T44"> <text:s text:c="2"/></text:span><text:span text:style-name="T45">|</text:span></text:p>
            <text:p text:style-name="P49"><text:span text:style-name="T44">| </text:span><text:span text:style-name="T43">yob:</text:span><text:span text:style-name="T47">2227</text:span><text:span text:style-name="T43"> <text:s text:c="12"/>|</text:span></text:p>
            <text:p text:style-name="P73"><text:span text:style-name="T38">| addr:</text:span><text:span text:style-name="T40">1 Sick Bay <text:s text:c="3"/></text:span><text:span text:style-name="T37"><text:s text:c="2"/></text:span><text:span text:style-name="T38">|</text:span></text:p>
            <text:p text:style-name="P16">| <text:s text:c="21"/>|</text:p>
            <text:p text:style-name="P13"><text:span text:style-name="T35">| Jackson</text:span>, <text:span text:style-name="T51">MS</text:span> <text:span text:style-name="T51">Earth</text:span> <text:s text:c="3"/><text:span text:style-name="T35">|</text:span></text:p>
            <text:p text:style-name="P16">| next:<text:span text:style-name="T57">null <text:s text:c="5"/></text:span><text:s text:c="6"/>|</text:p>
            <text:p text:style-name="P16">+----------------------+</text:p>
            <text:p text:style-name="P16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Delete name matches third record from list with 4 records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81">Stack</text:p>
          </table:table-cell>
          <table:table-cell table:style-name="Table7.B1" office:value-type="string">
            <text:p text:style-name="P82">Heap</text:p>
          </table:table-cell>
        </table:table-row>
        <table:table-row>
          <table:table-cell table:style-name="Table7.A2" office:value-type="string">
            <text:p text:style-name="P31"/>
            <text:p text:style-name="P31"/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P30">start</text:p>
                </table:table-cell>
                <table:table-cell table:style-name="Table8.B1" office:value-type="string">
                  <text:p text:style-name="P32">1000</text:p>
                </table:table-cell>
              </table:table-row>
              <table:table-row>
                <table:table-cell table:style-name="Table8.A2" office:value-type="string">
                  <text:p text:style-name="P30">uname</text:p>
                </table:table-cell>
                <table:table-cell table:style-name="Table8.B2" office:value-type="string">
                  <text:p text:style-name="P52"><text:span text:style-name="T51">Leonard McCoy MD</text:span></text:p>
                </table:table-cell>
              </table:table-row>
              <table:table-row>
                <table:table-cell table:style-name="Table8.A2" office:value-type="string">
                  <text:p text:style-name="P30">last</text:p>
                </table:table-cell>
                <table:table-cell table:style-name="Table8.B2" office:value-type="string">
                  <text:p text:style-name="P69"><text:span text:style-name="T24">?,</text:span><text:span text:style-name="T34">1000,1001,1010</text:span><text:span text:style-name="T70">,</text:span></text:p>
                  <text:p text:style-name="P69"><text:span text:style-name="T70">1011</text:span></text:p>
                </table:table-cell>
              </table:table-row>
              <table:table-row>
                <table:table-cell table:style-name="Table8.A2" office:value-type="string">
                  <text:p text:style-name="P30">current</text:p>
                </table:table-cell>
                <table:table-cell table:style-name="Table8.B2" office:value-type="string">
                  <text:p text:style-name="P34"><text:span text:style-name="T24">?,</text:span><text:span text:style-name="T34">1000,1001,1010</text:span><text:span text:style-name="T70">,</text:span></text:p>
                  <text:p text:style-name="P38"><text:span text:style-name="T24">1011</text:span>,null</text:p>
                </table:table-cell>
              </table:table-row>
              <table:table-row>
                <table:table-cell table:style-name="Table8.A2" office:value-type="string">
                  <text:p text:style-name="P30">match</text:p>
                </table:table-cell>
                <table:table-cell table:style-name="Table8.B2" office:value-type="string">
                  <text:p text:style-name="P33"><text:span text:style-name="T30">?,</text:span><text:span text:style-name="T34">0,1</text:span><text:span text:style-name="T61">,0</text:span></text:p>
                </table:table-cell>
              </table:table-row>
            </table:table>
            <text:p text:style-name="P31"/>
            <text:p text:style-name="P31"/>
          </table:table-cell>
          <table:table-cell table:style-name="Table7.B2" office:value-type="string">
            <text:p text:style-name="P41"><text:s text:c="2"/><text:span text:style-name="T71">+----+</text:span></text:p>
            <text:p text:style-name="P41"><text:s text:c="2"/><text:span text:style-name="T71">|1000|</text:span></text:p>
            <text:p text:style-name="P41">+----------------------<text:span text:style-name="T35">+</text:span></text:p>
            <text:p text:style-name="P50">| name:Jim Kirk <text:s text:c="7"/>|</text:p>
            <text:p text:style-name="P46">| <text:span text:style-name="T35">telno:</text:span><text:span text:style-name="T44">808-271-9168 <text:s text:c="2"/></text:span><text:span text:style-name="T45">|</text:span></text:p>
            <text:p text:style-name="P50"><text:span text:style-name="T44">| </text:span><text:span text:style-name="T43">yob,</text:span><text:span text:style-name="T49">2233</text:span><text:span text:style-name="T43"> <text:s text:c="12"/>|</text:span></text:p>
            <text:p text:style-name="P74"><text:span text:style-name="T38">| addr:</text:span><text:span text:style-name="T37">539 East 23 St <text:s/></text:span><text:span text:style-name="T38">|</text:span></text:p>
            <text:p text:style-name="P17"><text:span text:style-name="T65">|</text:span> <text:s text:c="21"/>|</text:p>
            <text:p text:style-name="P14"><text:span text:style-name="T65">| Riverside</text:span>, <text:span text:style-name="T63">IA</text:span> <text:span text:style-name="T63">Earth</text:span> <text:s/><text:span text:style-name="T35">|</text:span></text:p>
            <text:p text:style-name="P17">| next:<text:span text:style-name="T63">1001</text:span> <text:s text:c="11"/>|</text:p>
            <text:p text:style-name="P17">+----------------------+</text:p>
            <text:p text:style-name="P18"/>
            <text:p text:style-name="P51"><text:s text:c="2"/>+----+</text:p>
            <text:p text:style-name="P43"><text:span text:style-name="T23"><text:s text:c="2"/>|1001|</text:span></text:p>
            <text:p text:style-name="P43">+----------------------<text:span text:style-name="T35">+</text:span></text:p>
            <text:p text:style-name="P51">| name:<text:span text:style-name="T50">Spock <text:s text:c="2"/></text:span><text:s text:c="8"/>|</text:p>
            <text:p text:style-name="P47">| <text:span text:style-name="T35">telno:</text:span><text:span text:style-name="T44">808-</text:span><text:span text:style-name="T46">555</text:span><text:span text:style-name="T44">-</text:span><text:span text:style-name="T46">1701</text:span><text:span text:style-name="T44"> <text:s text:c="2"/></text:span><text:span text:style-name="T45">|</text:span></text:p>
            <text:p text:style-name="P51"><text:span text:style-name="T44">| </text:span><text:span text:style-name="T43">yob:</text:span><text:span text:style-name="T46">2230</text:span><text:span text:style-name="T43"> <text:s text:c="12"/>|</text:span></text:p>
            <text:p text:style-name="P75"><text:span text:style-name="T38">| addr:</text:span><text:span text:style-name="T39">1331 Logic WAY <text:s/></text:span><text:span text:style-name="T38">|</text:span></text:p>
            <text:p text:style-name="P18">| <text:s text:c="21"/>|</text:p>
            <text:p text:style-name="P75"><text:span text:style-name="T38">|</text:span><text:span text:style-name="T36"> Shi'Kahr, Vulcan</text:span><text:span text:style-name="T38"> </text:span><text:span text:style-name="T37"><text:s text:c="4"/></text:span><text:span text:style-name="T38">|</text:span></text:p>
            <text:p text:style-name="P19">| next:<text:span text:style-name="T28">1010</text:span>,<text:span text:style-name="T70">1011</text:span> <text:s text:c="6"/>|</text:p>
            <text:p text:style-name="P18">+----------------------+</text:p>
            <text:p text:style-name="P18"/>
            <text:p text:style-name="P60"><text:s text:c="2"/>+----+</text:p>
            <text:p text:style-name="P58"><text:span text:style-name="T23"><text:s text:c="2"/>|1010|</text:span></text:p>
            <text:p text:style-name="P58">+----------------------<text:span text:style-name="T35">+</text:span></text:p>
            <text:p text:style-name="P60">| name:<text:span text:style-name="T51">Leonard McCoy MD|</text:span></text:p>
            <text:p text:style-name="P62">| <text:span text:style-name="T35">telno:</text:span><text:span text:style-name="T44">808-271-</text:span><text:span text:style-name="T47">5555</text:span><text:span text:style-name="T44"> <text:s text:c="2"/></text:span><text:span text:style-name="T45">|</text:span></text:p>
            <text:p text:style-name="P60"><text:span text:style-name="T44">| </text:span><text:span text:style-name="T43">yob:</text:span><text:span text:style-name="T47">2227</text:span><text:span text:style-name="T43"> <text:s text:c="12"/>|</text:span></text:p>
            <text:p text:style-name="P64"><text:span text:style-name="T38">| addr:</text:span><text:span text:style-name="T40">1 Sick Bay <text:s text:c="3"/></text:span><text:span text:style-name="T37"><text:s text:c="2"/></text:span><text:span text:style-name="T38">|</text:span></text:p>
            <text:p text:style-name="P56">| <text:s text:c="21"/>|</text:p>
            <text:p text:style-name="P54"><text:span text:style-name="T35">| Jackson</text:span>, <text:span text:style-name="T51">MS</text:span> <text:span text:style-name="T51">Earth</text:span> <text:s text:c="3"/><text:span text:style-name="T35">|</text:span></text:p>
            <text:p text:style-name="P56">| next:<text:span text:style-name="T64">1011</text:span> <text:s text:c="11"/>|</text:p>
            <text:p text:style-name="P56">+----------------------+</text:p>
            <text:p text:style-name="P18"/>
            <text:p text:style-name="P51"><text:s text:c="2"/>+----+</text:p>
            <text:p text:style-name="P43"><text:span text:style-name="T23"><text:s text:c="2"/>|1011|</text:span></text:p>
            <text:p text:style-name="P43">+--------------------------<text:span text:style-name="T35">+</text:span></text:p>
            <text:p text:style-name="P51">| name:<text:span text:style-name="T53">Monty Scott</text:span> <text:s text:c="8"/>|</text:p>
            <text:p text:style-name="P47">| <text:span text:style-name="T35">telno:</text:span><text:span text:style-name="T48">555-555-5555 <text:s/></text:span><text:span text:style-name="T44"><text:s text:c="5"/></text:span><text:span text:style-name="T45">|</text:span></text:p>
            <text:p text:style-name="P51"><text:span text:style-name="T44">| </text:span><text:span text:style-name="T43">yob:</text:span><text:span text:style-name="T46">22</text:span><text:span text:style-name="T48">22</text:span><text:span text:style-name="T43"> <text:s text:c="16"/>|</text:span></text:p>
            <text:p text:style-name="P75"><text:span text:style-name="T38">| addr:</text:span><text:span text:style-name="T41">1701</text:span><text:span text:style-name="T37"> </text:span><text:span text:style-name="T41">Enterprise</text:span><text:span text:style-name="T42"> </text:span><text:span text:style-name="T41">DR <text:s/></text:span><text:span text:style-name="T42">|</text:span></text:p>
            <text:p text:style-name="P24">| <text:s text:c="25"/>|</text:p>
            <text:p text:style-name="P75"><text:span text:style-name="T42">| </text:span><text:span text:style-name="T41">Edinburg</text:span><text:span text:style-name="T37">, </text:span><text:span text:style-name="T41">UK</text:span><text:span text:style-name="T37"> </text:span><text:span text:style-name="T39">Earth <text:s/></text:span><text:span text:style-name="T37"><text:s text:c="5"/></text:span><text:span text:style-name="T38">|</text:span></text:p>
            <text:p text:style-name="P18">| next:<text:span text:style-name="T54">null</text:span> <text:s text:c="15"/>|</text:p>
            <text:p text:style-name="P18">+--------------------------+</text:p>
            <text:p text:style-name="P20"/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family-generic="modern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class="text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86d1" officeooo:paragraph-rsid="001686d1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686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CS 212</text:p>
        <text:p text:style-name="MP1">Jason Favrod</text:p>
      </style:header>
      <style:footer>
        <text:p text:style-name="MP2"><text:span text:style-name="MT1">Page </text:span><text:page-number text:select-page="current">6</text:page-number> <text:span text:style-name="MT1">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07:33.608532000</meta:creation-date>
    <dc:title>ics212</dc:title>
    <meta:editing-duration>PT10H10M15S</meta:editing-duration>
    <meta:editing-cycles>83</meta:editing-cycles>
    <meta:generator>LibreOffice/4.3.0.4$MacOSX_X86_64 LibreOffice_project/62ad5818884a2fc2e5780dd45466868d41009ec0</meta:generator>
    <dc:date>2014-09-25T23:06:24.225786000</dc:date>
    <meta:print-date>2014-09-25T22:31:56.787443000</meta:print-date>
    <meta:document-statistic meta:table-count="8" meta:image-count="0" meta:object-count="0" meta:page-count="6" meta:paragraph-count="252" meta:word-count="976" meta:character-count="6001" meta:non-whitespace-character-count="4464"/>
    <meta:template xlink:type="simple" xlink:actuate="onRequest" xlink:title="ics212" xlink:href="../../../../../../../../Library/Application%20Support/LibreOffice/4/user/template/ics212.ott" meta:date="2014-09-24T18:07:32.734318000"/>
  </office:meta>
</office:document-meta>
</file>